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729fcf" loext:opacity="100%" fo:font-weight="bold" officeooo:rsid="0017139a" officeooo:paragraph-rsid="0017139a" fo:background-color="transparen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729fcf" loext:opacity="100%" fo:font-weight="bold" officeooo:rsid="0017139a" officeooo:paragraph-rsid="0017139a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729fcf" loext:opacity="100%" fo:font-weight="bold" officeooo:rsid="0022df7a" officeooo:paragraph-rsid="0022df7a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729fcf" loext:opacity="100%" style:font-name="Garuda" fo:font-size="13pt" fo:font-weight="bold" officeooo:rsid="0017139a" officeooo:paragraph-rsid="0017139a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729fcf" loext:opacity="100%" style:font-name="Garuda" fo:font-size="13pt" fo:font-weight="bold" officeooo:rsid="0017139a" officeooo:paragraph-rsid="0021789a" fo:background-color="transparent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729fcf" loext:opacity="100%" style:font-name="Garuda" fo:font-size="13pt" fo:font-weight="bold" officeooo:rsid="001bf181" officeooo:paragraph-rsid="001bf181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loext:opacity="100%" style:font-name="Garuda" fo:font-size="13pt" fo:font-weight="bold" officeooo:rsid="001fef39" officeooo:paragraph-rsid="001fef39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loext:opacity="100%" style:font-name="Garuda" fo:font-size="13pt" fo:font-weight="bold" officeooo:rsid="001fef39" officeooo:paragraph-rsid="00207650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1e2a4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58466" loext:opacity="100%"/>
    </style:style>
    <style:style style:name="T4" style:family="text">
      <style:text-properties fo:color="#65095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ES LA PINTAS PARDAS</text:p>
      <text:p text:style-name="P1"/>
      <text:p text:style-name="P1"/>
      <text:p text:style-name="P2"><text:placeholder text:placeholder-type="text">&lt;for each="coche in records"&gt;</text:placeholder></text:p>
      <text:p text:style-name="P1"/>
      <text:p text:style-name="P3">Empresa<text:tab/><text:tab/><text:span text:style-name="T3"><text:placeholder text:placeholder-type="text">&lt;company.rec_name&gt;</text:placeholder></text:span></text:p>
      <text:p text:style-name="P4">Matricula <text:s text:c="4"/><text:tab/><text:span text:style-name="T4"><text:placeholder text:placeholder-type="text">&lt;coche.matricula&gt;</text:placeholder></text:span></text:p>
      <text:p text:style-name="P4">Marca <text:s text:c="8"/><text:tab/><text:span text:style-name="T4"><text:placeholder text:placeholder-type="text">&lt;coche.marca.rec_name&gt;</text:placeholder></text:span></text:p>
      <text:p text:style-name="P4">Modelo <text:s text:c="7"/><text:tab/><text:span text:style-name="T4"><text:placeholder text:placeholder-type="text">&lt;coche.modelo.rec_name&gt;</text:placeholder></text:span></text:p>
      <text:p text:style-name="P6">Propietario<text:tab/><text:tab/><text:span text:style-name="T4"><text:placeholder text:placeholder-type="text">&lt;coche.propietario.rec_name&gt;</text:placeholder></text:span></text:p>
      <text:p text:style-name="P7"><text:placeholder text:placeholder-type="text">&lt;if test="coche.fecha_baja "&gt;</text:placeholder></text:p>
      <text:p text:style-name="P8">Fecha Baja<text:tab/><text:tab/><text:span text:style-name="T4"><text:placeholder text:placeholder-type="text">&lt;coche.fecha_baja&gt;</text:placeholder></text:span></text:p>
      <text:p text:style-name="P8"><text:placeholder text:placeholder-type="text">&lt;/if&gt;</text:placeholder></text:p>
      <text:p text:style-name="P8"/>
      <text:p text:style-name="P8"/>
      <text:p text:style-name="P5">TALLERES LA PINTAS PARDAS</text:p>
      <text:p text:style-name="P8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9:58:41.840541171</meta:creation-date>
    <dc:date>2023-12-28T12:50:28.969539973</dc:date>
    <meta:editing-duration>PT2H31M1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0" meta:character-count="315" meta:non-whitespace-character-count="272"/>
  </office:meta>
</office:document-meta>
</file>